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50000003D5EDAB89097A634FC.png" manifest:media-type="image/png"/>
  <manifest:file-entry manifest:full-path="Pictures/10000000000003200000032048C315085A70221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Noto Sans CJK SC1" svg:font-family="'Noto Sans CJK SC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fill="solid" draw:fill-color="#000000" draw:gradient-step-count="0" draw:opacity="50%" draw:textarea-horizontal-align="justify" draw:textarea-vertical-align="middle" draw:auto-grow-height="false" fo:min-height="7.196cm" fo:min-width="18.196cm" draw:shadow-opacity="50%"/>
    </style:style>
    <style:style style:name="gr3" style:family="graphic" style:parent-style-name="standard">
      <style:graphic-properties draw:stroke="none" svg:stroke-color="#000000" draw:fill="none" draw:fill-color="#ffffff" fo:min-height="5.15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 draw:gradient-step-count="0" draw:opacity="50%"/>
      <style:paragraph-properties fo:text-align="center"/>
    </style:style>
    <style:style style:name="P3" style:family="paragraph">
      <style:text-properties fo:color="#e8e8e8" loext:opacity="100%" fo:font-size="18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indent="0cm"/>
      <style:text-properties fo:color="#e8e8e8" loext:opacity="100%" fo:font-size="18pt" style:font-size-asian="18pt" style:font-size-complex="18pt"/>
    </style:style>
    <style:style style:name="P5" style:family="paragraph">
      <loext:graphic-properties draw:fill="none" draw:fill-color="#ffffff"/>
      <style:text-properties fo:color="#e8e8e8" loext:opacity="100%" style:font-name="Trebuchet MS" fo:font-size="18pt" style:font-size-asian="18pt" style:font-size-complex="18pt"/>
    </style:style>
    <style:style style:name="T1" style:family="text">
      <style:text-properties fo:font-size="24pt" fo:font-weight="bold"/>
    </style:style>
    <style:style style:name="T2" style:family="text">
      <style:text-properties style:font-name="Arial1" fo:font-size="16pt" style:font-name-asian="Arial1" style:font-name-complex="Arial1"/>
    </style:style>
    <style:style style:name="T3" style:family="text">
      <style:text-properties style:font-name="Liberation Sans2" fo:font-size="16pt" style:font-name-asian="Liberation Sans2" style:font-name-complex="Liberation Sans2"/>
    </style:style>
    <style:style style:name="T4" style:family="text">
      <style:text-properties fo:font-size="16pt" fo:font-weight="bold"/>
    </style:style>
    <style:style style:name="T5" style:family="text">
      <style:text-properties fo:font-size="16pt"/>
    </style:style>
    <style:style style:name="T6" style:family="text">
      <style:text-properties fo:color="#e8e8e8" loext:opacity="100%" style:font-name="Arial1" fo:font-size="16pt" style:font-name-asian="Arial1" style:font-size-asian="18pt" style:font-name-complex="Arial1" style:font-size-complex="18pt"/>
    </style:style>
    <style:style style:name="T7" style:family="text">
      <style:text-properties fo:color="#e8e8e8" loext:opacity="100%" style:font-name="Liberation Sans2" fo:font-size="16pt" style:font-name-asian="Liberation Sans2" style:font-size-asian="18pt" style:font-name-complex="Liberation Sans2" style:font-size-complex="18pt"/>
    </style:style>
    <style:style style:name="T8" style:family="text">
      <style:text-properties fo:color="#e8e8e8" loext:opacity="100%" style:font-name="Liberation Sans2" fo:font-size="16pt" fo:font-weight="bold" style:font-name-asian="Liberation Sans2" style:font-size-asian="18pt" style:font-name-complex="Liberation Sans2" style:font-size-complex="18pt"/>
    </style:style>
    <style:style style:name="T9" style:family="text">
      <style:text-properties fo:color="#e8e8e8" loext:opacity="100%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1.166cm" svg:height="21.166cm" svg:x="1.917cm" svg:y="1.917cm">
          <draw:image xlink:href="Pictures/10000000000003200000032048C315085A702211.jpg" xlink:type="simple" xlink:show="embed" xlink:actuate="onLoad" draw:mime-type="image/jpeg">
            <text:p/>
          </draw:image>
        </draw:frame>
        <draw:custom-shape draw:style-name="gr2" draw:text-style-name="P2" draw:layer="layout" svg:width="19.5cm" svg:height="8.25cm" svg:x="2.75cm" svg:y="9.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17.85cm" svg:height="5.668cm" svg:x="3.75cm" svg:y="11.2cm">
          <draw:text-box>
            <text:p text:style-name="P3"><text:span text:style-name="T1">Управление игрой</text:span></text:p>
            <text:p text:style-name="P3"/>
            <text:p text:style-name="P3"><text:span text:style-name="T2"><text:s/>●</text:span><text:span text:style-name="T3"> </text:span><text:span text:style-name="T3">«</text:span><text:span text:style-name="T4">ПРОБЕЛ</text:span><text:span text:style-name="T5">» — начало игры</text:span></text:p>
            <text:p text:style-name="P4"><text:span text:style-name="T6"><text:s/>●</text:span><text:span text:style-name="T7"> </text:span><text:span text:style-name="T7">«</text:span><text:span text:style-name="T8">ВЛЕВО</text:span><text:span text:style-name="T7">» и «</text:span><text:span text:style-name="T8">ВПРАВО</text:span><text:span text:style-name="T7">»</text:span><text:span text:style-name="T9"> — управление космическим кораблём</text:span></text:p>
            <text:p text:style-name="P4"><text:span text:style-name="T6"><text:s/>●</text:span><text:span text:style-name="T7"> </text:span><text:span text:style-name="T7">«</text:span><text:span text:style-name="T8">W</text:span><text:span text:style-name="T7">»</text:span><text:span text:style-name="T9"> — mini-лазер</text:span></text:p>
            <text:p text:style-name="P4"><text:span text:style-name="T6"><text:s/>●</text:span><text:span text:style-name="T7"> </text:span><text:span text:style-name="T7">«</text:span><text:span text:style-name="T8">A</text:span><text:span text:style-name="T7">»</text:span><text:span text:style-name="T9"> — ракета</text:span></text:p>
            <text:p text:style-name="P4"><text:span text:style-name="T6"><text:s/>●</text:span><text:span text:style-name="T7"> </text:span><text:span text:style-name="T7">«</text:span><text:span text:style-name="T8">S</text:span><text:span text:style-name="T7">»</text:span><text:span text:style-name="T9"> — заморозка</text:span></text:p>
            <text:p text:style-name="P4"><text:span text:style-name="T6"><text:s/>●</text:span><text:span text:style-name="T7"> </text:span><text:span text:style-name="T7">«</text:span><text:span text:style-name="T8">D</text:span><text:span text:style-name="T7">»</text:span><text:span text:style-name="T9"> — maxi-лазер</text:span></text:p>
          </draw:text-box>
        </draw:frame>
        <draw:frame draw:style-name="gr4" draw:text-style-name="P1" draw:layer="layout" svg:width="18.3cm" svg:height="2.75cm" svg:x="3.55cm" svg:y="7.625cm">
          <draw:image xlink:href="Pictures/10000201000001950000003D5EDAB89097A634F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Noto Sans CJK SC1" svg:font-family="'Noto Sans CJK SC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08T01:17:31.064619587</meta:creation-date>
    <dc:date>2021-03-08T02:16:42.771988500</dc:date>
    <meta:editing-duration>PT24M21S</meta:editing-duration>
    <meta:editing-cycles>3</meta:editing-cycles>
    <meta:generator>LibreOffice/7.1.0.3$Linux_X86_64 LibreOffice_project/10$Build-3</meta:generator>
    <meta:document-statistic meta:object-count="4"/>
  </office:meta>
</office:document-meta>
</file>